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df58" officeooo:paragraph-rsid="0013df58"/>
    </style:style>
    <style:style style:name="P2" style:family="paragraph" style:parent-style-name="Standard" style:list-style-name="L1">
      <style:text-properties officeooo:rsid="0013df58" officeooo:paragraph-rsid="0013df58"/>
    </style:style>
    <style:style style:name="P3" style:family="paragraph" style:parent-style-name="Standard">
      <style:text-properties officeooo:rsid="00150404" officeooo:paragraph-rsid="00150404"/>
    </style:style>
    <style:style style:name="P4" style:family="paragraph" style:parent-style-name="Standard" style:list-style-name="L2">
      <style:text-properties officeooo:rsid="00150404" officeooo:paragraph-rsid="00150404"/>
    </style:style>
    <style:style style:name="P5" style:family="paragraph" style:parent-style-name="Standard" style:list-style-name="L3">
      <style:text-properties officeooo:rsid="00150404" officeooo:paragraph-rsid="00150404"/>
    </style:style>
    <style:style style:name="P6" style:family="paragraph" style:parent-style-name="Standard">
      <style:text-properties fo:font-weight="bold" officeooo:rsid="00150404" officeooo:paragraph-rsid="00150404" style:font-weight-asian="bold" style:font-weight-complex="bold"/>
    </style:style>
    <style:style style:name="P7" style:family="paragraph" style:parent-style-name="Standard">
      <style:text-properties fo:font-weight="bold" officeooo:rsid="0013df58" officeooo:paragraph-rsid="0013df58" style:font-weight-asian="bold" style:font-weight-complex="bold"/>
    </style:style>
    <style:style style:name="T1" style:family="text">
      <style:text-properties officeooo:rsid="00163fdf"/>
    </style:style>
    <style:style style:name="T2" style:family="text">
      <style:text-properties style:text-underline-style="solid" style:text-underline-width="auto" style:text-underline-color="font-color" officeooo:rsid="00163fdf"/>
    </style:style>
    <style:style style:name="T3" style:family="text">
      <style:text-properties style:text-underline-style="none" officeooo:rsid="00163f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OYECTO DEL CURSO: PATRONES DE ARQUITECTURA</text:p>
      <text:p text:style-name="P7"/>
      <text:p text:style-name="P7">Patrón: Microkernel</text:p>
      <text:p text:style-name="P1"/>
      <text:p text:style-name="P1">Aplicación: ERP, con módulos de Clientes, Productos, Ventas por defecto (lo que significa que viene con el core, solo para que el usuario haga clic en activar si lo va a requirir)</text:p>
      <text:p text:style-name="P1"/>
      <text:p text:style-name="P7">Tecnologías: </text:p>
      <text:list xml:id="list1445011990" text:style-name="L1">
        <text:list-item>
          <text:p text:style-name="P2">Laravel 8</text:p>
        </text:list-item>
        <text:list-item>
          <text:p text:style-name="P2">Materialize</text:p>
        </text:list-item>
        <text:list-item>
          <text:p text:style-name="P2">nWidart/laravel-modules</text:p>
        </text:list-item>
        <text:list-item>
          <text:p text:style-name="P2">Mysql</text:p>
        </text:list-item>
      </text:list>
      <text:p text:style-name="P1"/>
      <text:p text:style-name="P7">Diagrama de Componentes de la aplicación:</text:p>
      <text:p text:style-name="P1"/>
      <text:p text:style-name="P1"/>
      <text:p text:style-name="P6">Instalación de un plugin</text:p>
      <text:p text:style-name="P6">Requisitos del plugin:</text:p>
      <text:list xml:id="list1884668846" text:style-name="L3">
        <text:list-item>
          <text:p text:style-name="P5">tener los siguientes campos en el archivo config.php: name, description, author, version</text:p>
        </text:list-item>
        <text:list-item>
          <text:p text:style-name="P5">tener un punto de entrada (ruta) con nombre, el nombre sigue la convención: nombreplugin.index</text:p>
        </text:list-item>
      </text:list>
      <text:p text:style-name="P3"/>
      <text:list xml:id="list1944451607" text:style-name="L2">
        <text:list-item>
          <text:p text:style-name="P4">Desarrollo manual</text:p>
          <text:p text:style-name="P4">→ php artisan module:make Employees</text:p>
          <text:p text:style-name="P4">→ Abrimos el archivo config.php ubicado dentro de Config, agregar los campos: name, description, author y version</text:p>
          <text:p text:style-name="P4">→ agregar la ruta de entrada y darle el nombre con la siguiente convención: nombreplugin.index, ejemplo: employees.index.</text:p>
          <text:p text:style-name="P4">→<text:span text:style-name="T1"> Inlcuir el partial </text:span><text:span text:style-name="T2">nav ubicado en resources.views.layouts.</text:span><text:span text:style-name="T3">nav en todas las vistas que va creando</text:span></text:p>
          <text:p text:style-name="P4">→ ir a la vista plugins y dar al botón actualizar</text:p>
          <text:p text:style-name="P4">→ listo, plugin instalado, solo quedaría dar click a activar para empezar a utlizarlo.</text:p>
        </text:list-item>
        <text:list-item>
          <text:p text:style-name="P4">Instalación de GitHub</text:p>
          <text:p text:style-name="P4">→ ir a la vista plugins, dar click a instalar y en la venta que aparace pegar la url del plugin ubicado en github.</text:p>
          <text:p text:style-name="P4">→ dar click en el boton activar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5:23:19.911147563</meta:creation-date>
    <dc:date>2020-11-18T21:52:05.887811429</dc:date>
    <meta:editing-duration>PT6H18M3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208" meta:character-count="1267" meta:non-whitespace-character-count="1089"/>
  </office:meta>
</office:document-meta>
</file>